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300000312733B3F17A8629F28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2.306cm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3.306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104cm" fo:min-width="1.854cm"/>
    </style:style>
    <style:style style:name="gr6" style:family="graphic" style:parent-style-name="objectwithoutfill">
      <style:graphic-properties svg:stroke-width="0.2cm" draw:marker-start-width="0.9cm" draw:marker-end="Arrow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1.104cm" fo:min-width="3.85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svg:x="2cm" svg:y="6.5cm">
          <text:p text:style-name="P1">Build</text:p>
          <text:p text:style-name="P1">C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2cm" svg:x="6.5cm" svg:y="6.5cm">
          <text:p text:style-name="P1">Install:</text:p>
          <text:p text:style-name="P1"><text:span text:style-name="T1">Kylin ODBC</text:span></text:p>
          <text:p text:style-name="P2"><text:span text:style-name="T1">Tabl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1cm" svg:y="6.5cm">
          <text:p text:style-name="P1">Create</text:p>
          <text:p text:style-name="P1">Conn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6.5cm" svg:y="6.5cm">
          <text:p text:style-name="P1">Create</text:p>
          <text:p text:style-name="P1">WorkShe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22cm" svg:y="6.5cm">
          <text:p text:style-name="P1">Create</text:p>
          <text:p text:style-name="P1">Dash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5cm" svg:y1="7.5cm" svg:x2="6.5cm" svg:y2="7.5cm">
          <text:p/>
        </draw:line>
        <draw:line draw:style-name="gr3" draw:text-style-name="P3" draw:layer="layout" svg:x1="9.5cm" svg:y1="7.5cm" svg:x2="11cm" svg:y2="7.5cm">
          <text:p/>
        </draw:line>
        <draw:line draw:style-name="gr3" draw:text-style-name="P3" draw:layer="layout" svg:x1="15cm" svg:y1="7.5cm" svg:x2="16.5cm" svg:y2="7.5cm">
          <text:p/>
        </draw:line>
        <draw:line draw:style-name="gr3" draw:text-style-name="P3" draw:layer="layout" svg:x1="20.5cm" svg:y1="7.5cm" svg:x2="22cm" svg:y2="7.5cm">
          <text:p/>
        </draw:line>
      </draw:page>
      <draw:page draw:name="page2" draw:style-name="dp1" draw:master-page-name="Default">
        <draw:frame draw:style-name="gr4" draw:text-style-name="P1" draw:layer="layout" svg:width="24.051cm" svg:height="18.999cm" svg:x="2.92cm" svg:y="1.037cm">
          <draw:image xlink:href="Pictures/10000000000003E300000312733B3F17A8629F28.png" xlink:type="simple" xlink:show="embed" xlink:actuate="onLoad">
            <text:p/>
          </draw:image>
        </draw:frame>
        <draw:custom-shape draw:style-name="gr5" draw:text-style-name="P1" draw:layer="layout" svg:width="2.5cm" svg:height="1.5cm" svg:x="5.5cm" svg:y="3cm">
          <text:p text:style-name="P1">CLICK<text:line-break/>ME ¡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8cm" svg:y1="4cm" svg:x2="11cm" svg:y2="5cm">
          <text:p/>
        </draw:line>
        <draw:line draw:style-name="gr6" draw:text-style-name="P3" draw:layer="layout" svg:x1="7.95cm" svg:y1="3.951cm" svg:x2="11cm" svg:y2="10cm">
          <text:p/>
        </draw:line>
        <draw:line draw:style-name="gr6" draw:text-style-name="P3" draw:layer="layout" svg:x1="7.95cm" svg:y1="3.951cm" svg:x2="8cm" svg:y2="11.5cm">
          <text:p/>
        </draw:line>
        <draw:line draw:style-name="gr6" draw:text-style-name="P3" draw:layer="layout" svg:x1="7.95cm" svg:y1="3.951cm" svg:x2="5cm" svg:y2="11.5cm">
          <text:p/>
        </draw:line>
        <draw:custom-shape draw:style-name="gr5" draw:text-style-name="P1" draw:layer="layout" svg:width="2.5cm" svg:height="1.5cm" svg:x="23.8cm" svg:y="5cm">
          <text:p text:style-name="P1">SLICE<text:line-break/>ME ¡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24.5cm" svg:y1="5cm" svg:x2="24cm" svg:y2="2.5cm">
          <text:p/>
        </draw:line>
        <draw:line draw:style-name="gr6" draw:text-style-name="P3" draw:layer="layout" svg:x1="25.5cm" svg:y1="5cm" svg:x2="26cm" svg:y2="2.5cm">
          <text:p/>
        </draw:line>
        <draw:custom-shape draw:style-name="gr7" draw:text-style-name="P1" draw:layer="layout" svg:width="4.5cm" svg:height="1.5cm" svg:x="16.5cm" svg:y="13.5cm">
          <text:p text:style-name="P1">CLICK + SHIFT<text:line-break/>ME ¡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7cm" svg:y1="13.5cm" svg:x2="16cm" svg:y2="10.5cm">
          <text:p/>
        </draw:line>
        <draw:line draw:style-name="gr6" draw:text-style-name="P3" draw:layer="layout" svg:x1="16.5cm" svg:y1="13.5cm" svg:x2="8.5cm" svg:y2="12.5cm">
          <text:p/>
        </draw:line>
        <draw:line draw:style-name="gr6" draw:text-style-name="P3" draw:layer="layout" svg:x1="16.5cm" svg:y1="14cm" svg:x2="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35S</meta:editing-duration>
    <meta:editing-cycles>4</meta:editing-cycles>
    <meta:generator>LibreOffice/5.1.5.2$Linux_X86_64 LibreOffice_project/10m0$Build-2</meta:generator>
    <dc:date>2016-08-02T20:43:59.864890052</dc:date>
    <meta:document-statistic meta:object-count="22"/>
  </office:meta>
</office:document-meta>
</file>